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 Cyr" svg:font-family="'Times New Roman Cyr'"/>
    <style:font-face style:name="Courier New" svg:font-family="'Courier New'" style:font-family-generic="modern" style:font-pitch="fixed"/>
    <style:font-face style:name="DejaVu LGC Serif" svg:font-family="'DejaVu LGC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0cm"/>
        </style:tab-stops>
      </style:paragraph-properties>
    </style:style>
    <style:style style:name="P2" style:family="paragraph" style:parent-style-name="Standard">
      <style:paragraph-properties fo:margin-left="2.54cm" fo:margin-right="0cm" fo:text-indent="-2.54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2.54cm" fo:margin-right="0cm" fo:text-indent="-2.54cm" style:auto-text-indent="false">
        <style:tab-stops>
          <style:tab-stop style:position="0cm"/>
        </style:tab-stops>
      </style:paragraph-properties>
    </style:style>
    <style:style style:name="P4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Standard">
      <style:text-properties style:use-window-font-color="true" fo:font-size="12pt" style:font-size-asian="12pt" style:font-size-complex="12pt"/>
    </style:style>
    <style:style style:name="P6" style:family="paragraph" style:parent-style-name="Standard">
      <style:text-properties style:use-window-font-color="true" fo:font-size="12pt" fo:language="en" fo:country="US" style:font-size-asian="12pt" style:font-size-complex="12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font-size="12pt" fo:language="en" fo:country="US" style:font-size-asian="12pt" style:font-size-complex="12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indent="1.27cm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cm" fo:margin-right="0cm" fo:text-indent="1.27cm" style:auto-text-indent="false"/>
      <style:text-properties fo:font-size="12pt" fo:language="en" fo:country="US" style:font-size-asian="12pt" style:font-size-complex="12pt"/>
    </style:style>
    <style:style style:name="P16" style:family="paragraph" style:parent-style-name="Standard">
      <style:paragraph-properties fo:margin-left="1.27cm" fo:margin-right="0cm" fo:text-indent="0cm" style:auto-text-indent="false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1.27cm" fo:margin-right="0cm" fo:text-indent="1.27cm" style:auto-text-indent="false"/>
      <style:text-properties fo:font-size="12pt" fo:language="en" fo:country="US" style:font-size-asian="12pt" style:font-size-complex="12pt"/>
    </style:style>
    <style:style style:name="P20" style:family="paragraph" style:parent-style-name="Standard">
      <style:paragraph-properties fo:margin-left="1.341cm" fo:margin-right="0cm" fo:text-indent="1.199cm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1.27cm" fo:margin-right="0cm" fo:text-indent="-0.071cm" style:auto-text-indent="false">
        <style:tab-stops>
          <style:tab-stop style:position="-0.071cm"/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1.251cm" fo:margin-right="0cm" fo:text-align="justify" style:justify-single-word="false" fo:text-indent="1.251cm" style:auto-text-indent="false">
        <style:tab-stops>
          <style:tab-stop style:position="-0.051cm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</style:style>
    <style:style style:name="P24" style:family="paragraph" style:parent-style-name="Standard">
      <style:paragraph-properties fo:margin-left="1.905cm" fo:margin-right="0cm" fo:text-indent="-0.635cm" style:auto-text-indent="false">
        <style:tab-stops>
          <style:tab-stop style:position="0cm"/>
        </style:tab-stops>
      </style:paragraph-properties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2pt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27" style:family="paragraph" style:parent-style-name="Title" style:master-page-name="Standard">
      <style:paragraph-properties fo:text-align="start" style:justify-single-word="false" style:page-number="auto"/>
      <style:text-properties fo:font-size="20pt" fo:font-weight="normal" style:font-size-asian="20pt" style:font-weight-asian="normal" style:font-size-complex="20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fo:font-size="12pt" fo:language="en" fo:country="US" style:font-size-asian="12pt" style:font-size-complex="12pt"/>
    </style:style>
    <style:style style:name="P29" style:family="paragraph" style:parent-style-name="Standard" style:list-style-name="RTF_5f_Num_20_2">
      <style:paragraph-properties fo:margin-left="0cm" fo:margin-right="0cm" fo:text-indent="0cm" style:auto-text-indent="false">
        <style:tab-stops/>
      </style:paragraph-properties>
    </style:style>
    <style:style style:name="P30" style:family="paragraph" style:parent-style-name="Standard" style:list-style-name="RTF_5f_Num_20_2">
      <style:paragraph-properties fo:margin-left="0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31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1" style:family="text">
      <style:text-properties style:font-name="Times New Roman" fo:language="en" fo:country="US" style:font-name-asian="Times New Roman" style:font-name-complex="Times New Roman"/>
    </style:style>
    <style:style style:name="T12" style:family="text">
      <style:text-properties style:font-name="Times New Roman" style:font-name-asian="Times New Roman" style:font-name-complex="Times New Roman"/>
    </style:style>
    <style:style style:name="T13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Times New Roman" style:font-name-asian="Times New Roman" style:font-name-complex="Times New Roman"/>
    </style:style>
    <style:style style:name="T20" style:family="text">
      <style:text-properties style:font-name="DejaVu LGC Serif" style:font-name-asian="DejaVu LGC Serif" style:font-name-complex="DejaVu LGC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Резюме</text:p>
      <text:p text:style-name="P5"/>
      <text:p text:style-name="Standard"><text:span text:style-name="T4">Имя:</text:span><text:span text:style-name="T1"> <text:tab/><text:tab/></text:span><text:span text:style-name="T5">Кузнецов Алексей Александрович</text:span></text:p>
      <text:p text:style-name="P10">Контактная</text:p>
      <text:p text:style-name="Standard"><text:span text:style-name="T4">информация</text:span><text:span text:style-name="T3">:</text:span><text:span text:style-name="T2"> <text:tab/></text:span><text:span text:style-name="T7">E-mail: localstorm@gmail.com, ICQ 343016049, Google Talk: localstorm@gmail.com</text:span></text:p>
      <text:p text:style-name="P10">О себе:</text:p>
      <text:p text:style-name="P1"><text:span text:style-name="T9"><text:s/><text:tab/></text:span><text:span text:style-name="T10"><text:tab/></text:span><text:span text:style-name="T15">Магистрант второго года обучения ФИТ НГУ. Диплом бакалавра (2007г.) с отличием. Первый опыт разработки Java-приложений приобретен в ВКИ НГУ в 2002 году, сохранил и приумножил его за последующие 6 лет. В течение 3 лет в сферу моих профессиональных интересов входила платформа Java Standard Edition (1.2.2 - 1.5), однако в течение последних лет я сосредоточил значительные усилия для освоения Java Enterprise Edition, т.к. считаю средства Enterprise Java более востребованными сегодня.</text:span></text:p>
      <text:p text:style-name="P4"><text:tab/><text:tab/>Имеется опыт работы в крупном проекте (мобильная рекламная система GIGAFONE) в компании Positive Solutions в течение 1 года, где в силу различных причин уже через 8 месяцев занял место лидера команды разработчиков. В мои обязанности помимо непосредственного участия в разработке входила оценка сложности реализации той или иной функциональности, управление задачами в рамках разработки серверной части GIGAFONE, планирование реализации международной версии (тиражируемого решения) GIGAFONE. Также большое внимание уделялось повышению качества разрабатываемого продукта.</text:p>
      <text:p text:style-name="P7"><text:tab/><text:tab/><text:tab/><text:span text:style-name="T15">Из личных качеств считаю необходимым отметить ответственность, </text:span></text:p>
      <text:p text:style-name="P12">целеустремленность и способность к обучению. Увлекаюсь администрированием собственного Linux-сервера. Занимаюсь спортом (бегом на средние дистанции). Вредных привычек не имею.</text:p>
      <text:p text:style-name="P7"/>
      <text:p text:style-name="P2">ТЕХНИЧЕСКИЕ НАВЫКИ:</text:p>
      <text:p text:style-name="P3"/>
      <text:p text:style-name="P13">Основные навыки: <text:tab/></text:p>
      <text:p text:style-name="P5"/>
      <text:p text:style-name="P17">ОС: <text:span text:style-name="T6">GNU</text:span>/<text:span text:style-name="T6">Linux (более 3-х лет)</text:span></text:p>
      <text:p text:style-name="P14">ПО: <text:span text:style-name="T6">Eclipse</text:span>, <text:span text:style-name="T6">NetBeans</text:span>, <text:span text:style-name="T6">IntelliJ</text:span> <text:span text:style-name="T6">Idea</text:span>, <text:span text:style-name="T16">Oracle, </text:span><text:span text:style-name="T6">MySQL</text:span></text:p>
      <text:p text:style-name="P14">Языки: <text:span text:style-name="T6">Java, SQL, </text:span><text:span text:style-name="T11">PL/SQL, XML, XSL, UML</text:span></text:p>
      <text:p text:style-name="P15">Основные парадигмы: OOP (+Design Patterns), AOP (Aspect Oriented Programming)</text:p>
      <text:p text:style-name="P14">Инструменты:</text:p>
      <text:p text:style-name="P11"><text:span text:style-name="T6">Java</text:span> <text:span text:style-name="T6">SE</text:span> (1.2.2/1.4.2/5/6), Java EE (Clustered BEA Weblogic 8.1/10, Apache Tomcat 5/6 (clustered) ), <text:span text:style-name="T6">XPath</text:span>, <text:span text:style-name="T6">XML</text:span> <text:span text:style-name="T6">Schema</text:span>, <text:span text:style-name="T6">JDBC</text:span>, <text:span text:style-name="T6">JNDI</text:span>, <text:span text:style-name="T12"><text:s/></text:span><text:span text:style-name="T13">EJB 2.1/3.0, Struts 1.3, </text:span><text:span text:style-name="T11">Servlet API, </text:span><text:span text:style-name="T13">Tiles, JSP, JSTL, </text:span><text:span text:style-name="T11">Ant, JAXP</text:span></text:p>
      <text:p text:style-name="P14">Вспомогательные<text:span text:style-name="T6"> </text:span>библиотеки<text:span text:style-name="T6">:</text:span></text:p>
      <text:p text:style-name="Standard"><text:span text:style-name="T6"><text:tab/><text:tab/></text:span><text:span text:style-name="T16">Jakarta Commons (HttpClient 3.0, I/O, Lang, </text:span><text:span text:style-name="T15">и</text:span><text:span text:style-name="T16"> </text:span><text:span text:style-name="T15">др</text:span><text:span text:style-name="T16">.), Log4J, Xalan,</text:span></text:p>
      <text:p text:style-name="P8"><text:span text:style-name="T12"><text:tab/><text:tab/></text:span>Xerces, JavaMail, Berkeley DB</text:p>
      <text:p text:style-name="P17">Дополнительные<text:span text:style-name="T6"> </text:span>инструменты<text:span text:style-name="T6">: </text:span></text:p>
      <text:p text:style-name="P19"><text:soft-page-break/>Mantis, StarTeam, Bugzilla, WinCVS, SQL Navigator, RPM, FindBugs (статический анализ кода)</text:p>
      <text:p text:style-name="P6"/>
      <text:p text:style-name="P16"><text:span text:style-name="T9">Дополнительные</text:span><text:span text:style-name="T8"> </text:span><text:span text:style-name="T9">навыки</text:span><text:span text:style-name="T8">:</text:span></text:p>
      <text:p text:style-name="P6"/>
      <text:p text:style-name="P14">ОС<text:span text:style-name="T6">: <text:tab/>M</text:span><text:span text:style-name="T11">i</text:span><text:span text:style-name="T6">crosoft Windows</text:span></text:p>
      <text:p text:style-name="P31">ПО<text:span text:style-name="T6">: <text:tab/>OpenProj, Umbrello UML, Rational Rose, Enterprise Architect, VMWare, JProfiler, JUnit, </text:span><text:span text:style-name="T11">P</text:span><text:span text:style-name="T6">ostgreSQL, Hibernate, Web Services (Apache AXIS), </text:span><text:span text:style-name="T11">JMX, Glassfish Application Server, JFC (SWING), AspectJ </text:span></text:p>
      <text:p text:style-name="P28"/>
      <text:p text:style-name="P10">ОБРАЗОВАНИЕ</text:p>
      <text:p text:style-name="Standard"/>
      <text:p text:style-name="P18">Образование:</text:p>
      <text:p text:style-name="P5"/>
      <text:p text:style-name="P20">С 2001 по 2003 год я проходил обучение в Высшем Колледже Информатики при НГУ (ВКИ<text:span text:style-name="T12"> </text:span>НГУ), после чего поступил для продолжения обучения в НГУ на Факультет <text:span text:style-name="T12">И</text:span>нформационных Технологий. Летом 2007 года мною защищена дипломная работа, диплом бакалавра ФИТ НГУ с отличием. В настоящее время обучаюсь в магистратуре ФИТ НГУ.</text:p>
      <text:p text:style-name="P5"/>
      <text:p text:style-name="P21">Дополнительное образование:</text:p>
      <text:p text:style-name="P22"><text:span text:style-name="T19"><text:tab/></text:span>По<text:span text:style-name="T12"> </text:span>результатам изучения ОС Linux на специальном<text:span text:style-name="T12"> </text:span>курсе<text:span text:style-name="T12"> </text:span>лаборатории SWsoft-НГУ "Администрирование Linux" мне был выдан сертификат от компании SWsoft</text:p>
      <text:p text:style-name="P5"/>
      <text:p text:style-name="P10">ПРОФЕССИОНАЛЬНЫЙ ОПЫТ (проекты в хронологическом порядке):</text:p>
      <text:p text:style-name="P5"/>
      <text:p text:style-name="P23"><text:span text:style-name="T9"><text:tab/>Название:</text:span><text:span text:style-name="T17"> "Testing Grid"</text:span></text:p>
      <text:p text:style-name="P23"><text:span text:style-name="T9"><text:tab/>Коллектив: </text:span><text:span text:style-name="T15">4 студента ФИТ</text:span></text:p>
      <text:p text:style-name="P23"><text:span text:style-name="T9"><text:tab/>Продолжительность: </text:span><text:span text:style-name="T15">Сентябрь 2005 - Апрель 2007</text:span></text:p>
      <text:p text:style-name="P23"><text:span text:style-name="T9"><text:tab/></text:span><text:span text:style-name="T20"><text:tab/></text:span><text:span text:style-name="T9">Должность: </text:span><text:span text:style-name="T17"><text:s/></text:span><text:span text:style-name="T15">Software Engineer (Team Leader)</text:span></text:p>
      <text:p text:style-name="P24"><text:span text:style-name="T20"><text:tab/></text:span><text:span text:style-name="T9">Место работы: </text:span><text:span text:style-name="T15">Лаборатория SWsoft-НГУ<text:line-break/></text:span><text:span text:style-name="T9">Описание:</text:span> </text:p>
      <text:list text:style-name="RTF_5f_Num_20_2">
        <text:list-item>
          <text:p text:style-name="P29"><text:span text:style-name="T9">Проект: </text:span><text:span text:style-name="T15">Разработка системы поддержки распределенного </text:span><text:span text:style-name="T13">unit</text:span><text:span text:style-name="T14">-</text:span><text:span text:style-name="T15">тестирования ПО на Java.</text:span></text:p>
        </text:list-item>
        <text:list-item>
          <text:p text:style-name="P29"><text:span text:style-name="T9">Персональные обязанности: </text:span><text:span text:style-name="T15">Анализ применимости различных технологий и библиотек, принятие технологических решений, проектирование <text:s/>и реализация внешних интерфейсов системы, координация деятельности участников проекта</text:span>.</text:p>
        </text:list-item>
        <text:list-item>
          <text:p text:style-name="P29"><text:span text:style-name="T9">Технические подробности:</text:span> <text:span text:style-name="T15">JDK (1.5/1.6), IntelliJ Idea, Eclipse, CVS, XML, XPath, XSL, XML Schema, JUnit 4.1, Apache Ant, библиотеки Jakarta Commons, JDBC, MySQL, PostgreSQL, Bugzilla, GNU/Linux, Apache Tomcat </text:span><text:span text:style-name="T14">5.5, </text:span><text:span text:style-name="T13">GNU</text:span><text:span text:style-name="T14">/</text:span><text:span text:style-name="T13">Linux</text:span><text:span text:style-name="T14">, </text:span><text:span text:style-name="T15">RPM. </text:span></text:p>
        </text:list-item>
      </text:list>
      <text:p text:style-name="P5"/>
      <text:p text:style-name="P23"><text:soft-page-break/><text:span text:style-name="T9"><text:tab/>Название:</text:span><text:span text:style-name="T17"> "Mobile Advertising System – GIGAFONE" <text:s/>(Code-name: R2)</text:span></text:p>
      <text:p text:style-name="P23"><text:span text:style-name="T9"><text:tab/>Коллектив: 5</text:span><text:span text:style-name="T15"> разработчиков (server-side)</text:span></text:p>
      <text:p text:style-name="P23"><text:span text:style-name="T9"><text:tab/>Продолжительность: </text:span><text:span text:style-name="T15">Май 2007 – <text:s/>Февраль 2008</text:span></text:p>
      <text:p text:style-name="P23"><text:span text:style-name="T9"><text:tab/></text:span><text:span text:style-name="T20"><text:tab/></text:span><text:span text:style-name="T9">Должности: </text:span><text:span text:style-name="T17"><text:s/></text:span><text:span text:style-name="T15">Junior Developer, Developer</text:span></text:p>
      <text:p text:style-name="P24"><text:span text:style-name="T20"><text:tab/></text:span><text:span text:style-name="T9">Место работы: </text:span><text:span text:style-name="T15">Positive Solutions (Ак. городок)<text:line-break/></text:span><text:span text:style-name="T9">Описание:</text:span> </text:p>
      <text:list text:style-name="RTF_5f_Num_20_2">
        <text:list-item text:start-value="1">
          <text:p text:style-name="P29"><text:span text:style-name="T9">Проект: </text:span><text:span text:style-name="T15">Разработка рекламной системы для мобильных клиентов с оплатой за показ рекламы.</text:span></text:p>
        </text:list-item>
        <text:list-item>
          <text:p text:style-name="P29"><text:span text:style-name="T9">Персональные обязанности: </text:span><text:span text:style-name="T15">Непосредственная разработка серверной части системы (логика, web-интерфейс (не вёрстка), работа с ORM, подготовка отчётов Oracle), позднее – координация <text:s/>усилий разработчиков серверной части и выработка плана разработки. Консультации при удалённом развёртывании системы у заказчика.</text:span></text:p>
        </text:list-item>
        <text:list-item>
          <text:p text:style-name="P29"><text:span text:style-name="T9">Технические подробности:</text:span> <text:span text:style-name="T15">JDK 1.4, IntelliJ Idea, CVS, JAXP, Apache Ant, библиотеки Jakarta Commons, JDBC, EJB 2/3, Oracle 10g, GNU/Linux, BEA Weblogic 8.1/10, StarTeam 2005, FindBugs, WAP/Web</text:span></text:p>
        </text:list-item>
      </text:list>
      <text:p text:style-name="P26"/>
      <text:p text:style-name="P23"><text:span text:style-name="T9"><text:tab/>Название:</text:span><text:span text:style-name="T17"> "Mobile Advertising System – GIGAFONE" <text:s/>(Code-name: R3)</text:span></text:p>
      <text:p text:style-name="P23"><text:span text:style-name="T9"><text:tab/>Коллектив: 5</text:span><text:span text:style-name="T15"> разработчиков (server-side)</text:span></text:p>
      <text:p text:style-name="P23"><text:span text:style-name="T9"><text:s/><text:tab/><text:tab/>Продолжительность: </text:span><text:span text:style-name="T15">Февраль 2008 – ...</text:span></text:p>
      <text:p text:style-name="P23"><text:span text:style-name="T9"><text:tab/></text:span><text:span text:style-name="T20"><text:tab/></text:span><text:span text:style-name="T9">Должность: </text:span><text:span text:style-name="T17"><text:s/></text:span><text:span text:style-name="T15">Senior Developer, (+ обязанности Software Architect)</text:span></text:p>
      <text:p text:style-name="P24"><text:span text:style-name="T20"><text:tab/></text:span><text:span text:style-name="T9">Место работы: </text:span><text:span text:style-name="T15">Positive Solutions (Ак. городок)<text:line-break/></text:span><text:span text:style-name="T9">Описание:</text:span> </text:p>
      <text:list text:style-name="RTF_5f_Num_20_2">
        <text:list-item text:start-value="1">
          <text:p text:style-name="P29"><text:span text:style-name="T9">Проект: </text:span><text:span text:style-name="T15">Разработка тиражируемого решения на базе GIGAFONE <text:s/>для выхода на международный рынок систем поддержки мобильного рекламного бизнеса.</text:span></text:p>
        </text:list-item>
        <text:list-item>
          <text:p text:style-name="P29"><text:span text:style-name="T9">Персональные обязанности: </text:span><text:span text:style-name="T15">Миграция на Weblogic 10, EJB3, перепроектирование системы, выделение повторно используемых компонент, глубокий рефакторинг, повышение качества серверной части системы, разработка новых интеграционных компонент для обработки SMS и. т. п. <text:s/>Консультации при удалённом развёртывании системы у заказчика.</text:span></text:p>
        </text:list-item>
        <text:list-item>
          <text:p text:style-name="P30"><text:span text:style-name="T9">Административные обязанности: </text:span><text:span text:style-name="T18">Собеседование кандидатов для участия в проекте, оценка трудозатрат, подготовка проектного плана, консультации новых участников проекта.</text:span></text:p>
        </text:list-item>
        <text:list-item>
          <text:p text:style-name="P29"><text:span text:style-name="T9">Технические подробности:</text:span> <text:span text:style-name="T15">JDK 1.5, IntelliJ Idea, CVS, JAXP, Apache Ant, библиотеки Jakarta, WURFL, JDBC, EJB 2/3, Oracle 10g, GNU/Linux, <text:s/>Weblogic 8.1/10, StarTeam, Mantis, FindBugs, WAP/Web, MS Project </text:span></text:p>
        </text:list-item>
      </text:list>
      <text:p text:style-name="P25"/>
      <text:p text:style-name="P10">Иностранные языки:</text:p>
      <text:p text:style-name="P10"/>
      <text:p text:style-name="P9"><text:tab/>Не встречаю проблем при чтении документации на английском языке, способен писать не сложную техническую документацию, однако мой разговорный английский не достаточно хорош для свободного общ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 Cyr" svg:font-family="'Times New Roman Cyr'"/>
    <style:font-face style:name="Courier New" svg:font-family="'Courier New'" style:font-family-generic="modern" style:font-pitch="fixed"/>
    <style:font-face style:name="DejaVu LGC Serif" svg:font-family="'DejaVu LGC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Nimbus Roman No9 L" fo:font-size="12pt" fo:language="ru" fo:country="RU" style:font-name-asian="Nimbus Roman No9 L" style:font-size-asian="12pt" style:language-asian="ru" style:country-asian="RU" style:font-name-complex="Nimbus Roman No9 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vertical-align="auto"/>
      <style:text-properties fo:color="#000000" style:font-name="Nimbus Roman No9 L" fo:font-size="10pt" fo:language="ru" fo:country="RU" style:font-name-asian="Nimbus Roman No9 L" style:font-size-asian="10pt" style:language-asian="ru" style:country-asian="RU" style:font-name-complex="Nimbus Roman No9 L" style:font-size-complex="10pt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Title" style:family="paragraph" style:parent-style-name="Standard" style:next-style-name="Subtitle" style:class="text">
      <style:paragraph-properties fo:margin-top="0.423cm" fo:margin-bottom="0.212cm" fo:text-align="center" style:justify-single-word="false" fo:keep-with-next="always"/>
      <style:text-properties style:font-name="Arial" fo:font-size="12pt" fo:font-weight="bold" style:font-name-asian="DejaVu LGC Sans1" style:font-size-asian="12pt" style:font-weight-asian="bold" style:font-name-complex="Tahoma" style:font-size-complex="12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 Cyr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 Cyr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 Cyr"/>
    </style:style>
    <style:style style:name="Document_20_Map" style:display-name="Document Map" style:family="paragraph" style:parent-style-name="Standard">
      <style:text-properties style:font-name="DejaVu LGC Sans" style:font-name-asian="DejaVu LGC Sans" style:font-name-complex="DejaVu LGC San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RTF_5f_Num_20_3_20_1" style:display-name="RTF_Num 3 1" style:family="text">
      <style:text-properties style:font-name="Symbol" style:font-name-asian="Symbol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bullet text:level="1" text:style-name="RTF_5f_Num_20_2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RTF_5f_Num_20_2_20_2" style:num-suffix="." text:bullet-char="o">
        <style:list-level-properties text:space-before="3.81cm" text:min-label-width="0.635cm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7.62cm" text:min-label-width="0.635cm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11.43cm" text:min-label-width="0.635cm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3.81cm" text:min-label-width="0.635cm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7.62cm" text:min-label-width="0.635cm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11.43cm" text:min-label-width="0.635cm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3cm" fo:margin-right="1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creation-date>2008-02-04T20:53:12</meta:creation-date>
    <dc:creator>Alexey Kuznetsov</dc:creator>
    <dc:date>2008-05-30T21:47:10</dc:date>
    <dc:language>ru-RU</dc:language>
    <meta:editing-cycles>23</meta:editing-cycles>
    <meta:editing-duration>PT1H28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8" meta:word-count="746" meta:character-count="5819"/>
  </office:meta>
</office:document-meta>
</file>